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3699c" officeooo:paragraph-rsid="0003699c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4f748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73070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73070" officeooo:paragraph-rsid="00073070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1ecf6" officeooo:paragraph-rsid="0021ecf6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06aab" officeooo:paragraph-rsid="00206aab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3699c" officeooo:paragraph-rsid="0003699c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73070" officeooo:paragraph-rsid="00073070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1ea67d" officeooo:paragraph-rsid="001ea67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06aab" officeooo:paragraph-rsid="00206aab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25864" officeooo:paragraph-rsid="00225864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3f8a3" officeooo:paragraph-rsid="0023f8a3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6f015" officeooo:paragraph-rsid="0006f015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b2ff1" officeooo:paragraph-rsid="000b2ff1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08658" officeooo:paragraph-rsid="00121b3d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22f9db" officeooo:paragraph-rsid="0022f9db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ru" fo:country="RU" officeooo:rsid="001cd429" officeooo:paragraph-rsid="001cd429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ru" fo:country="RU" officeooo:rsid="0006d5ea" officeooo:paragraph-rsid="0006d5ea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ru" fo:country="RU" officeooo:rsid="0006f015" officeooo:paragraph-rsid="0006f015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ru" fo:country="RU" officeooo:rsid="000799a5" officeooo:paragraph-rsid="000799a5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ru" fo:country="RU" officeooo:rsid="0009430a" officeooo:paragraph-rsid="0009430a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ru" fo:country="RU" officeooo:rsid="0009c0d4" officeooo:paragraph-rsid="0009c0d4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ru" fo:country="RU" officeooo:rsid="00108658" officeooo:paragraph-rsid="00108658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ru" fo:country="RU" officeooo:rsid="00121b3d" officeooo:paragraph-rsid="00121b3d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ru" fo:country="RU" officeooo:rsid="00140134" officeooo:paragraph-rsid="00140134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ru" fo:country="RU" officeooo:rsid="0015aa04" officeooo:paragraph-rsid="0015aa04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ru" fo:country="RU" officeooo:rsid="00176f89" officeooo:paragraph-rsid="00176f89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ru" fo:country="RU" officeooo:rsid="001ad4e0" officeooo:paragraph-rsid="001ad4e0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ru" fo:country="RU" officeooo:rsid="00191f27" officeooo:paragraph-rsid="00191f27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ru" fo:country="RU" officeooo:rsid="000b2ff1" officeooo:paragraph-rsid="000b2ff1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ru" fo:country="RU" officeooo:rsid="000c3574" officeooo:paragraph-rsid="000c3574"/>
    </style:style>
    <style:style style:name="P32" style:family="paragraph" style:parent-style-name="Standard" style:list-style-name="L1">
      <style:paragraph-properties fo:text-align="start" style:justify-single-word="false"/>
      <style:text-properties fo:language="ru" fo:country="RU" officeooo:rsid="000c3574" officeooo:paragraph-rsid="000c3574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ru" fo:country="RU" officeooo:rsid="001ed765" officeooo:paragraph-rsid="001ed765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ru" fo:country="RU" officeooo:rsid="0023d017" officeooo:paragraph-rsid="0023d017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en" fo:country="US" officeooo:rsid="0006f590" officeooo:paragraph-rsid="0006f590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en" fo:country="US" officeooo:rsid="000c3574" officeooo:paragraph-rsid="000c3574"/>
    </style:style>
    <style:style style:name="P37" style:family="paragraph" style:parent-style-name="Standard" style:list-style-name="L1">
      <style:paragraph-properties fo:text-align="justify" style:justify-single-word="false"/>
      <style:text-properties fo:language="en" fo:country="US" officeooo:rsid="001ea67d" officeooo:paragraph-rsid="001ed765"/>
    </style:style>
    <style:style style:name="P38" style:family="paragraph" style:parent-style-name="Standard" style:list-style-name="L1">
      <style:paragraph-properties fo:text-align="justify" style:justify-single-word="false"/>
      <style:text-properties fo:language="en" fo:country="US" officeooo:rsid="0022f9db" officeooo:paragraph-rsid="0022f9db"/>
    </style:style>
    <style:style style:name="P39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09c0d4"/>
    </style:style>
    <style:style style:name="P40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9c0d4" officeooo:paragraph-rsid="0009c0d4"/>
    </style:style>
    <style:style style:name="P41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b2ff1" officeooo:paragraph-rsid="000b2ff1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3f8a3" officeooo:paragraph-rsid="0023f8a3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5ad59" officeooo:paragraph-rsid="0025ad59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72b3a" officeooo:paragraph-rsid="00272b3a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8b2d8" officeooo:paragraph-rsid="0028b2d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76be"/>
    </style:style>
    <style:style style:name="T3" style:family="text">
      <style:text-properties fo:language="en" fo:country="US" officeooo:rsid="0009c0d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9c0d4"/>
    </style:style>
    <style:style style:name="T6" style:family="text">
      <style:text-properties fo:language="ru" fo:country="RU" officeooo:rsid="0021ecf6"/>
    </style:style>
    <style:style style:name="T7" style:family="text">
      <style:text-properties officeooo:rsid="000799a5"/>
    </style:style>
    <style:style style:name="T8" style:family="text">
      <style:text-properties officeooo:rsid="0009430a"/>
    </style:style>
    <style:style style:name="T9" style:family="text">
      <style:text-properties officeooo:rsid="000f36f2"/>
    </style:style>
    <style:style style:name="T10" style:family="text">
      <style:text-properties officeooo:rsid="0013a426"/>
    </style:style>
    <style:style style:name="T11" style:family="text">
      <style:text-properties officeooo:rsid="00191f27"/>
    </style:style>
    <style:style style:name="T12" style:family="text">
      <style:text-properties officeooo:rsid="001ad4e0"/>
    </style:style>
    <style:style style:name="T13" style:family="text">
      <style:text-properties officeooo:rsid="0023f8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Задачи:</text:p>
      <text:p text:style-name="P8">[<text:span text:style-name="T13">X</text:span>] <text:span text:style-name="T4">Статья на ХабраХабр про самотестируещиеся </text:span>PageObject-<text:span text:style-name="T4">классы</text:span></text:p>
      <text:p text:style-name="P11">[<text:span text:style-name="T13">X</text:span>] <text:span text:style-name="T4">Пропиарить </text:span>PageRecorder <text:span text:style-name="T4">в рассылку </text:span>Selenium Users</text:p>
      <text:p text:style-name="P12">[ ] <text:span text:style-name="T4">Записать видео записи страницы вручную против </text:span>SWD Page Recorder <text:span text:style-name="T4">в фреймворке </text:span>SWD Starter</text:p>
      <text:p text:style-name="P12"/>
      <text:p text:style-name="P43">Идеи? </text:p>
      <text:p text:style-name="P43"/>
      <text:p text:style-name="P44">Проблемы. </text:p>
      <text:p text:style-name="P44"/>
      <text:p text:style-name="P44">Время на создание <text:span text:style-name="T1">PageObject'</text:span>ов. В основном – это запись элементов</text:p>
      <text:p text:style-name="P44"/>
      <text:p text:style-name="P45">Неужели <text:span text:style-name="T1">Record&amp;Play </text:span>быстрее чем пейджобжекты?</text:p>
      <text:p text:style-name="P43"/>
      <text:p text:style-name="P12"><text:s/></text:p>
      <text:p text:style-name="P3"/>
      <text:p text:style-name="P3"/>
      <text:p text:style-name="P10">SWD Page Recorder – <text:span text:style-name="T4">это не что то такое, что я вам сейчас покажу, как идею... А вы подождите пару месяцев, я допилю интерфейс... а потом, вы </text:span><text:span text:style-name="T6">поймёте</text:span><text:span text:style-name="T4"> насколько это все гибкое и вообще. </text:span></text:p>
      <text:p text:style-name="P5">Может быть. </text:p>
      <text:p text:style-name="P5"/>
      <text:p text:style-name="P6">SWD Page Recorder – это приложение, которое вы можете использовать прямо сейчас</text:p>
      <text:p text:style-name="P3"/>
      <text:p text:style-name="P3"/>
      <text:p text:style-name="P3">Доклад</text:p>
      <text:p text:style-name="P3"/>
      <text:p text:style-name="P3"><text:s/></text:p>
      <text:p text:style-name="P2"/>
      <text:p text:style-name="P2">Вначале:</text:p>
      <text:list xml:id="list7587291811510510807" text:style-name="L1">
        <text:list-item>
          <text:p text:style-name="P17">Все началось с <text:span text:style-name="T1">SilkTest</text:span></text:p>
        </text:list-item>
        <text:list-item>
          <text:p text:style-name="P18">Борьба с рутиной при создании <text:span text:style-name="T1">PageObject-</text:span>классов</text:p>
        </text:list-item>
        <text:list-item>
          <text:p text:style-name="P18">Компоненты <text:span text:style-name="T1">PageObject</text:span></text:p>
          <text:list>
            <text:list-item>
              <text:p text:style-name="P18">Методы/Действия (весело)</text:p>
              <text:list>
                <text:list-item>
                  <text:p text:style-name="P18">Действия предметной области</text:p>
                </text:list-item>
                <text:list-item>
                  <text:p text:style-name="P18">Использование других <text:span text:style-name="T1">PageObjects</text:span></text:p>
                </text:list-item>
              </text:list>
            </text:list-item>
            <text:list-item>
              <text:p text:style-name="P18">Элементы <text:span text:style-name="T1">(с</text:span>кучно<text:span text:style-name="T1">)</text:span></text:p>
              <text:list>
                <text:list-item>
                  <text:p text:style-name="P19">Рутина записи элемента <text:span text:style-name="T7">(показать, видео)</text:span></text:p>
                </text:list-item>
                <text:list-item>
                  <text:p text:style-name="P19">Переключение контекста</text:p>
                </text:list-item>
                <text:list-item>
                  <text:p text:style-name="P19">Подбор и редактирование локатора</text:p>
                </text:list-item>
              </text:list>
            </text:list-item>
            <text:list-item>
              <text:p text:style-name="P19">Демонстрация работы <text:span text:style-name="T1">Page Recorder </text:span>для подбора элементов</text:p>
              <text:list>
                <text:list-item>
                  <text:p text:style-name="P35">WebElement Explorer</text:p>
                </text:list-item>
                <text:list-item>
                  <text:p text:style-name="P20">Редактирование локаторов</text:p>
                  <text:list>
                    <text:list-item>
                      <text:p text:style-name="P20">Из <text:span text:style-name="T1">Xpath </text:span>в <text:span text:style-name="T1">CSS / Name / HtmlID</text:span></text:p>
                    </text:list-item>
                    <text:list-item>
                      <text:p text:style-name="P20">Подсветка <text:span text:style-name="T8">элемента на странице</text:span></text:p>
                    </text:list-item>
                    <text:list-item>
                      <text:p text:style-name="P20">Поиск в <text:span text:style-name="T1">DOM</text:span></text:p>
                    </text:list-item>
                  </text:list>
                </text:list-item>
                <text:list-item>
                  <text:p text:style-name="P20">Базовая демонстрация генерации кода</text:p>
                </text:list-item>
              </text:list>
            </text:list-item>
          </text:list>
        </text:list-item>
        <text:list-item>
          <text:p text:style-name="P21"><text:soft-page-break/>Самотестируемые <text:span text:style-name="T1">PageObject-</text:span>классы <text:span text:style-name="T12">(видео?)</text:span></text:p>
          <text:list>
            <text:list-item>
              <text:p text:style-name="P22">Подход:</text:p>
            </text:list-item>
          </text:list>
        </text:list-item>
      </text:list>
      <text:list xml:id="list8471947082124570023" text:style-name="L2">
        <text:list-item>
          <text:p text:style-name="P39"><text:span text:style-name="T5">Записать </text:span><text:span text:style-name="T3">PageObject</text:span></text:p>
        </text:list-item>
        <text:list-item>
          <text:p text:style-name="P40">Автоматически сгенерировать метод проверки</text:p>
        </text:list-item>
        <text:list-item>
          <text:p text:style-name="P41">Добавить тест</text:p>
        </text:list-item>
      </text:list>
      <text:list xml:id="list34157026145254" text:continue-list="list7587291811510510807" text:style-name="L1">
        <text:list-item>
          <text:list>
            <text:list-item>
              <text:p text:style-name="P23">Выгоды использования самотестируемых <text:span text:style-name="T1">PageObject-</text:span>классов</text:p>
              <text:list>
                <text:list-item>
                  <text:p text:style-name="P23">Это – лёгкие <text:span text:style-name="T1">smoke-</text:span>тесты для вашего приложения</text:p>
                  <text:list>
                    <text:list-item>
                      <text:p text:style-name="P23">Для разных браузеров</text:p>
                    </text:list-item>
                    <text:list-item>
                      <text:p text:style-name="P23">Для отлова <text:span text:style-name="T1">JavaScript </text:span>и Серверных ошибок</text:p>
                    </text:list-item>
                  </text:list>
                </text:list-item>
                <text:list-item>
                  <text:p text:style-name="P24">Это – быстрый тест того, что декларации <text:span text:style-name="T1">PageObject </text:span>соответствуют страницам приложения</text:p>
                  <text:list>
                    <text:list-item>
                      <text:p text:style-name="P24">Помогают быстро выявить и исправить неверные локаторы <text:span text:style-name="T10">до прогона «тяжёлых» тестов</text:span></text:p>
                    </text:list-item>
                  </text:list>
                </text:list-item>
                <text:list-item>
                  <text:p text:style-name="P25">Это – чёткий и простой путь:</text:p>
                  <text:list>
                    <text:list-item>
                      <text:p text:style-name="P25">Не знаешь чем заняться? – Определяй новые <text:span text:style-name="T1">PageObject'</text:span>ы и добавляй для них тесты</text:p>
                    </text:list-item>
                  </text:list>
                </text:list-item>
              </text:list>
            </text:list-item>
            <text:list-item>
              <text:p text:style-name="P26">Что необходимо для создания самотестируемого <text:span text:style-name="T1">PageObject-</text:span>класса?</text:p>
              <text:list>
                <text:list-item>
                  <text:p text:style-name="P27">Методы <text:span text:style-name="T1">Page.Invoke</text:span><text:span text:style-name="T11">()</text:span><text:span text:style-name="T1"> </text:span>и <text:s/><text:span text:style-name="T1">Page.Exists</text:span><text:span text:style-name="T11">()</text:span></text:p>
                </text:list-item>
                <text:list-item>
                  <text:p text:style-name="P28">Метод <text:span text:style-name="T1">VerifyExpectedControls()</text:span></text:p>
                </text:list-item>
                <text:list-item>
                  <text:p text:style-name="P29">Универсальный метод проверки</text:p>
                </text:list-item>
                <text:list-item>
                  <text:p text:style-name="P28">Тест на каждый <text:span text:style-name="T1">PageObject</text:span></text:p>
                </text:list-item>
              </text:list>
            </text:list-item>
          </text:list>
        </text:list-item>
      </text:list>
      <text:p text:style-name="P15"/>
      <text:list xml:id="list34157032171012" text:continue-numbering="true" text:style-name="L1">
        <text:list-item>
          <text:list>
            <text:list-item>
              <text:p text:style-name="P30">Автоматическая генерация кода проверки (правка шаблона авто генератора)</text:p>
              <text:list>
                <text:list-item>
                  <text:p text:style-name="P31">Формат <text:span text:style-name="T1">cshtml</text:span></text:p>
                </text:list-item>
                <text:list-item>
                  <text:p text:style-name="P31">Собственный внешний генератор</text:p>
                  <text:list>
                    <text:list-item>
                      <text:p text:style-name="P36"><text:span text:style-name="T9">JSON</text:span> file</text:p>
                    </text:list-item>
                    <text:list-item>
                      <text:p text:style-name="P32">Пример на <text:span text:style-name="T2">perl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urbo speed Page Recording</text:p>
          <text:list>
            <text:list-item>
              <text:p text:style-name="P33">Новая фича: генерация нескольких классов для <text:span text:style-name="T1">SWD Starter</text:span></text:p>
            </text:list-item>
          </text:list>
        </text:list-item>
        <text:list-item>
          <text:p text:style-name="P38">JavaScript snippets: API is for weak!</text:p>
          <text:list>
            <text:list-item>
              <text:p text:style-name="P38">Post to twitter</text:p>
            </text:list-item>
            <text:list-item>
              <text:p text:style-name="P38">Facebook</text:p>
            </text:list-item>
            <text:list-item>
              <text:p text:style-name="P38">Add contacts in LinkeIn</text:p>
            </text:list-item>
          </text:list>
        </text:list-item>
        <text:list-item>
          <text:p text:style-name="P34">Демо: Для смоук тестов. Проверить каждое поле на <text:span text:style-name="T1">HTML/Javascript injection</text:span></text:p>
        </text:list-item>
      </text:list>
      <text:p text:style-name="P16"/>
      <text:p text:style-name="P14"/>
      <text:p text:style-name="P13"/>
      <text:p text:style-name="P2"/>
      <text:p text:style-name="P2"/>
      <text:p text:style-name="P2"><text:tab/></text:p>
      <text:p text:style-name="P2"><text:tab/></text:p>
      <text:p text:style-name="P7"/>
      <text:p text:style-name="P7"/>
      <text:p text:style-name="P7"/>
      <text:p text:style-name="P7"/>
      <text:p text:style-name="P7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3:39:27.471000000</meta:creation-date>
    <dc:date>2014-01-25T03:41:56.951000000</dc:date>
    <meta:editing-duration>PT48M48S</meta:editing-duration>
    <meta:editing-cycles>36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64" meta:word-count="346" meta:character-count="2291" meta:non-whitespace-character-count="2035"/>
  </office:meta>
</office:document-meta>
</file>